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itle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1" text:anchor-type="as-char" svg:x="0in" svg:y="0in" svg:width="6.26806in" svg:height="2.63864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 Adem</meta:initial-creator>
    <dc:creator>Abdu Adem</dc:creator>
    <meta:creation-date>2025-12-09T00:00:00Z</meta:creation-date>
    <dc:date>2025-12-09T00:15:00Z</dc:date>
    <meta:template xlink:href="Normal" xlink:type="simple"/>
    <meta:editing-cycles>1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